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025f8c" style:font-size-asian="12pt" style:font-size-complex="12pt"/>
    </style:style>
    <style:style style:name="P2" style:family="paragraph" style:parent-style-name="Text_20_body">
      <style:paragraph-properties fo:margin-left="0.672cm" fo:margin-right="0cm" fo:text-indent="0cm" style:auto-text-indent="false"/>
      <style:text-properties style:font-name="Times New Roman" fo:font-size="12pt" officeooo:paragraph-rsid="00025f8c" style:font-size-asian="12pt" style:font-size-complex="12pt"/>
    </style:style>
    <style:style style:name="P3" style:family="paragraph" style:parent-style-name="Heading_20_3">
      <style:paragraph-properties fo:margin-left="0.953cm" fo:margin-right="0cm" fo:margin-top="0.423cm" fo:margin-bottom="0.212cm" loext:contextual-spacing="false" fo:text-indent="-0.979cm" style:auto-text-indent="false" fo:keep-with-next="always">
        <style:tab-stops>
          <style:tab-stop style:position="-0.026cm"/>
        </style:tab-stops>
      </style:paragraph-properties>
      <style:text-properties style:font-name="Times New Roman" fo:font-size="13pt" officeooo:paragraph-rsid="00025f8c" style:font-name-asian="DejaVu Sans" style:font-size-asian="13pt" style:font-name-complex="DejaVu Sans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1.2.<text:tab/>Entrando em nível maior de detalhes sobre o SAPL </text:h>
      <text:p text:style-name="P1">Este item se destina a Programadores e outros profissionais interessados.</text:p>
      <text:p text:style-name="P1">O código fonte do SAPL é composto por um conjunto de arquivos contendo páginas html, <text:s/>programas escritos em dtml, scripts python, os quais ficam num servidor de aplicações web chamado Zope. </text:p>
      <text:p text:style-name="P2">Ao digitar o endereço do SAPL no navegador web padrão (como por exemplo: localhost:8080/sapl) é o Zope quem prepara e devolve ao usuário a tela a ser apresentada. Ao clicarmos num link ou item de Menu, é o Zope quem seleciona o arquivo adequado e o envia ao navegador do usuário. Toda a definição de comportamento programada, telas, mensagens e operações do sistema são executadas via Zope.</text:p>
      <text:p text:style-name="P1">No entanto, os dados manuseados no SAPL são mantidos parte no banco de objetos Zope Object Data Base (ZODB) do Zope e parte num banco de dados relacional, gerenciado pelo Mysql ou PostgreSQL estruturados em tabelas. </text:p>
      <text:p text:style-name="P1">Assim, por exemplo, quando solicitamos ao SAPL uma listagem dos Parlamentares da Casa, ao clicarmos no item “Parlamentares” do menu principal, o Zope interage com o <text:s/>MySQL, por meio de um conector, para obter os dados dos Parlamentares. Após receber os dados, o Zope organiza-os e envia ao navegador que, por sua vez, renderiza o conteúdo da interface na web.</text:p>
      <text:p text:style-name="P1">Já os textos integrais são armazenados no banco de objetos ZODB e as palavras do texto são indexadas utilizando o Catálogo de índices do Zope. Todo o sistema de buscas dos textos integrais <text:s/>é feito pelo Zope via o Catálo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3:20.288925264</meta:creation-date>
    <dc:date>2017-04-07T11:53:43.533690727</dc:date>
    <meta:editing-duration>PT23S</meta:editing-duration>
    <meta:editing-cycles>1</meta:editing-cycles>
    <meta:document-statistic meta:table-count="0" meta:image-count="0" meta:object-count="0" meta:page-count="1" meta:paragraph-count="7" meta:word-count="254" meta:character-count="1505" meta:non-whitespace-character-count="1252"/>
    <meta:generator>LibreOffice/5.1.6.2$Linux_X86_64 LibreOffice_project/10m0$Build-2</meta:generator>
  </office:meta>
</office:document-meta>
</file>